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none" fo:min-height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63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0pt" fo:font-style="italic" style:text-underline-style="none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6" style:family="paragraph">
      <style:text-properties fo:font-size="12pt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0pt" fo:font-style="italic" style:text-underline-style="none" fo:font-weight="normal" style:font-weight-asian="normal" style:font-weight-complex="normal"/>
    </style:style>
    <style:style style:name="T2" style:family="text">
      <style:text-properties fo:font-size="10pt"/>
    </style:style>
    <style:style style:name="T3" style:family="text">
      <style:text-properties fo:font-size="10pt" fo:font-style="italic" fo:font-weight="bold" style:font-weight-asian="bold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9.525cm" svg:height="0.635cm" svg:x="1.731cm" svg:y="2.27cm">
          <text:p text:style-name="P1"><text:span text:style-name="T1">INTERACTION_SURFACE::accumulate_thermal_sourc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93cm" svg:y1="2.905cm" svg:x2="6.483cm" svg:y2="3.67cm" draw:start-shape="id1" draw:start-glue-point="2" draw:end-shape="id2" draw:end-glue-point="0" svg:d="m6493 2905v395h-10v370">
          <text:p/>
        </draw:connector>
        <draw:custom-shape draw:style-name="gr3" draw:text-style-name="P3" draw:id="id2" draw:layer="layout" svg:width="6.985cm" svg:height="1.27cm" svg:x="2.991cm" svg:y="3.67cm">
          <text:p text:style-name="P3"><text:span text:style-name="T2">Add local power dumps to the power already</text:span></text:p>
          <text:p text:style-name="P3"><text:span text:style-name="T2">being absorbed by the facet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5" draw:layer="layout" svg:width="3.584cm" svg:height="0.649cm" svg:x="4.679cm" svg:y="9.35cm">
          <draw:text-box>
            <text:p text:style-name="P4"><text:span text:style-name="T3">Return</text:span></text:p>
          </draw:text-box>
        </draw:frame>
        <draw:custom-shape draw:style-name="gr3" draw:text-style-name="P3" draw:id="id3" draw:layer="layout" svg:width="7.245cm" svg:height="0.973cm" svg:x="2.854cm" svg:y="5.779cm">
          <text:p text:style-name="P3"><text:span text:style-name="T2">Add thermal conductionfrom neighboring face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83cm" svg:y1="4.94cm" svg:x2="6.476cm" svg:y2="5.779cm" draw:start-shape="id2" draw:start-glue-point="2" draw:end-shape="id3" draw:end-glue-point="0" svg:d="m6483 4940v420h-7v419">
          <text:p/>
        </draw:connector>
        <draw:frame draw:style-name="gr5" draw:text-style-name="P7" draw:layer="layout" svg:width="8.033cm" svg:height="2.163cm" svg:x="12.113cm" svg:y="2.27cm">
          <draw:text-box>
            <text:p text:style-name="P6"><text:span text:style-name="T4">INTERACTION_SURFACE is a placeholder for a specific type of interaction surface. <text:s/></text:span></text:p>
            <text:p text:style-name="P6"><text:span text:style-name="T4">For example, RadiationSurface</text:span></text:p>
          </draw:text-box>
        </draw:frame>
        <draw:custom-shape draw:style-name="gr3" draw:text-style-name="P3" draw:id="id4" draw:layer="layout" svg:width="8.89cm" svg:height="0.964cm" svg:x="2.017cm" svg:y="7.537cm">
          <text:p text:style-name="P3"><text:span text:style-name="T2">Set <text:s/>power emitted equal to power absorbed (safety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76cm" svg:y1="6.752cm" svg:x2="6.462cm" svg:y2="7.537cm" draw:start-shape="id3" draw:start-glue-point="2" draw:end-shape="id4" draw:end-glue-point="0" svg:d="m6476 6752v393h-14v392">
          <text:p/>
        </draw:connector>
        <draw:frame draw:style-name="gr6" draw:text-style-name="P9" draw:layer="layout" svg:width="20.955cm" svg:height="0.882cm" svg:x="0.365cm" svg:y="1cm">
          <draw:text-box>
            <text:p text:style-name="P8"><text:span text:style-name="T5">Flowchart for Routine </text:span><text:span text:style-name="T6">ThermalFacetRider::accumulate_thermal_sources</text:span></text:p>
          </draw:text-box>
        </draw:frame>
        <draw:connector draw:style-name="gr2" draw:text-style-name="P2" draw:layer="layout" svg:x1="6.462cm" svg:y1="8.501cm" svg:x2="6.471cm" svg:y2="9.35cm" draw:start-shape="id4" draw:start-glue-point="2" draw:end-shape="id5" draw:end-glue-point="0" svg:d="m6462 8501v425h9v4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7.145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12T14:13:43.50</meta:creation-date>
    <dc:date>2009-08-12T14:41:47.96</dc:date>
    <dc:creator>Gary Turner</dc:creator>
    <meta:editing-duration>PT00H28M04S</meta:editing-duration>
    <meta:editing-cycles>2</meta:editing-cycles>
    <meta:generator>OpenOffice.org/3.1$Win32 OpenOffice.org_project/310m11$Build-9399</meta:generator>
    <meta:document-statistic meta:object-count="11"/>
  </office:meta>
</office:document-meta>
</file>